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3.13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57.27mm"/>
    </style:style>
    <style:style style:name="co5" style:family="table-column">
      <style:table-column-properties fo:break-before="auto" style:column-width="107.47mm"/>
    </style:style>
    <style:style style:name="co6" style:family="table-column">
      <style:table-column-properties fo:break-before="auto" style:column-width="105.39mm"/>
    </style:style>
    <style:style style:name="co7" style:family="table-column">
      <style:table-column-properties fo:break-before="auto" style:column-width="80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 style:data-style-name="N36"/>
    <style:style style:name="ce5" style:family="table-cell" style:parent-style-name="Default">
      <style:text-properties style:font-name="Liberation Sans" style:font-name-asian="Noto Sans CJK SC Regular" style:font-name-complex="FreeSans"/>
    </style:style>
    <style:style style:name="ce6" style:family="table-cell" style:parent-style-name="Default" style:data-style-name="N36"/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3" table:default-cell-style-name="Default"/>
        <table:table-column table:style-name="co1" table:default-cell-style-name="ce5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net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5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formula="of:=SUM([.B2:.C2])" office:value-type="float" office:value="1783" calcext:value-type="float">
            <text:p>17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63" calcext:value-type="float">
            <text:p>3063</text:p>
          </table:table-cell>
          <table:table-cell office:value-type="float" office:value="-7307" calcext:value-type="float">
            <text:p>-7307</text:p>
          </table:table-cell>
          <table:table-cell table:formula="of:=SUM([.B3:.C3])" office:value-type="float" office:value="-4244" calcext:value-type="float">
            <text:p>-4244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4])" office:value-type="float" office:value="-2461" calcext:value-type="float">
            <text:p>-2461</text:p>
          </table:table-cell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1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ce5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5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1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 payphones 2017-09-18</text:p>
          </table:table-cell>
          <table:table-cell office:value-type="float" office:value="700" calcext:value-type="float">
            <text:p>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35:.B51])" office:value-type="float" office:value="1798.37" calcext:value-type="float">
            <text:p>1798.37</text:p>
          </table:table-cell>
          <table:table-cell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1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expenses</text:p>
          </table:table-cell>
          <table:table-cell table:formula="of:=SUM([.B1:.B69])" office:value-type="float" office:value="3062.91" calcext:value-type="float">
            <text:p>3062.91</text:p>
          </table:table-cell>
          <table:table-cell table:formula="of:=SUM([.C1:.C70])" office:value-type="float" office:value="3062.91" calcext:value-type="float">
            <text:p>3062.91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net</text:p>
          </table:table-cell>
          <table:table-cell table:formula="of:=SUM([.B71];[.B82])" office:value-type="float" office:value="-4243.73" calcext:value-type="float">
            <text:p>-4243.73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5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1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1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1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1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1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1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1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1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1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1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1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1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1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57:.C61])" office:value-type="float" office:value="62.92" calcext:value-type="float">
            <text:p>62.9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1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1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1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1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6:.C77])" office:value-type="float" office:value="1502.28" calcext:value-type="float">
            <text:p>1502.28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9])" office:value-type="float" office:value="4699.17" calcext:value-type="float">
            <text:p>4699.17</text:p>
          </table:table-cell>
          <table:table-cell table:formula="of:=SUM([.D1:.D79])" office:value-type="float" office:value="4699.17" calcext:value-type="float">
            <text:p>4699.1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1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1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1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1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1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4:.C95])" office:value-type="float" office:value="-886.12" calcext:value-type="float">
            <text:p>-886.1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0];[.D96])" office:value-type="float" office:value="3813.05" calcext:value-type="float">
            <text:p>3813.05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6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/>
        </table:table-row>
        <table:table-row table:style-name="ro1" table:number-rows-repeated="15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:.C23])" office:value-type="float" office:value="52.72" calcext:value-type="float">
            <text:p>52.72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1" table:number-rows-repeated="16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27:.C43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1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47:.C52])" office:value-type="float" office:value="7.45" calcext:value-type="float">
            <text:p>7.45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Umbrella expenses</text:p>
          </table:table-cell>
          <table:table-cell table:style-name="Default"/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table:style-name="ce5" table:formula="of:=SUM([.C55:.C59])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number-rows-repeated="11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formula="of:=SUM([.C64:.C76])" office:value-type="float" office:value="90" calcext:value-type="float">
            <text:p>9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nses</text:p>
          </table:table-cell>
          <table:table-cell table:style-name="Default"/>
          <table:table-cell table:formula="of:=SUM([.C1:.C78])" office:value-type="float" office:value="150.17" calcext:value-type="float">
            <text:p>150.17</text:p>
          </table:table-cell>
          <table:table-cell table:formula="of:=SUM([.D1:.D78])" office:value-type="float" office:value="150.17" calcext:value-type="float">
            <text:p>150.17</text:p>
          </table:table-cell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3:.C94])" office:value-type="float" office:value="-30" calcext:value-type="float">
            <text:p>-30</text:p>
          </table:table-cell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total expected expenses</text:p>
          </table:table-cell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79];[.D95])" office:value-type="float" office:value="120.17" calcext:value-type="float">
            <text:p>120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6">0000-00-00</text:date>, <text:time style:data-style-name="N2" text:time-value="22:41:04.388255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06T22:41:43.675624915</dc:date>
    <meta:editing-duration>P1DT9H13S</meta:editing-duration>
    <meta:editing-cycles>185</meta:editing-cycles>
    <meta:generator>LibreOffice/6.0.7.3$Linux_X86_64 LibreOffice_project/00m0$Build-3</meta:generator>
    <meta:document-statistic meta:table-count="5" meta:cell-count="640" meta:object-count="0"/>
  </office:meta>
</office:document-meta>
</file>